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0e06" officeooo:paragraph-rsid="000e0e06" style:font-weight-asian="bold" style:font-weight-complex="bold"/>
    </style:style>
    <style:style style:name="P2" style:family="paragraph" style:parent-style-name="Standard" style:list-style-name="L3">
      <style:text-properties fo:font-weight="bold" officeooo:rsid="000e0e06" officeooo:paragraph-rsid="000e0e06" style:font-weight-asian="bold" style:font-weight-complex="bold"/>
    </style:style>
    <style:style style:name="P3" style:family="paragraph" style:parent-style-name="Standard" style:list-style-name="L5">
      <style:text-properties fo:font-weight="bold" officeooo:rsid="000e0e06" officeooo:paragraph-rsid="000e0e06" style:font-weight-asian="bold" style:font-weight-complex="bold"/>
    </style:style>
    <style:style style:name="P4" style:family="paragraph" style:parent-style-name="Standard" style:list-style-name="L6">
      <style:text-properties fo:font-weight="bold" officeooo:rsid="000eed0f" officeooo:paragraph-rsid="000eed0f" style:font-weight-asian="bold" style:font-weight-complex="bold"/>
    </style:style>
    <style:style style:name="P5" style:family="paragraph" style:parent-style-name="Standard">
      <style:text-properties fo:font-weight="bold" officeooo:rsid="000eed0f" officeooo:paragraph-rsid="000eed0f" style:font-weight-asian="bold" style:font-weight-complex="bold"/>
    </style:style>
    <style:style style:name="P6" style:family="paragraph" style:parent-style-name="Standard" style:list-style-name="L7">
      <style:text-properties fo:font-weight="bold" officeooo:rsid="000f02cb" officeooo:paragraph-rsid="000f02cb" style:font-weight-asian="bold" style:font-weight-complex="bold"/>
    </style:style>
    <style:style style:name="P7" style:family="paragraph" style:parent-style-name="Standard">
      <style:text-properties fo:font-weight="bold" officeooo:rsid="000f02cb" officeooo:paragraph-rsid="000f02cb" style:font-weight-asian="bold" style:font-weight-complex="bold"/>
    </style:style>
    <style:style style:name="P8" style:family="paragraph" style:parent-style-name="Standard" style:list-style-name="L8">
      <style:text-properties fo:font-weight="bold" officeooo:rsid="0010cdbb" officeooo:paragraph-rsid="0010cdbb" style:font-weight-asian="bold" style:font-weight-complex="bold"/>
    </style:style>
    <style:style style:name="P9" style:family="paragraph" style:parent-style-name="Standard">
      <style:text-properties fo:font-weight="bold" officeooo:rsid="0010cdbb" officeooo:paragraph-rsid="0010cdbb" style:font-weight-asian="bold" style:font-weight-complex="bold"/>
    </style:style>
    <style:style style:name="P10" style:family="paragraph" style:parent-style-name="Standard" style:list-style-name="L1">
      <style:text-properties officeooo:paragraph-rsid="000e0e06"/>
    </style:style>
    <style:style style:name="P11" style:family="paragraph" style:parent-style-name="Standard" style:list-style-name="L2">
      <style:text-properties officeooo:paragraph-rsid="000e0e06"/>
    </style:style>
    <style:style style:name="P12" style:family="paragraph" style:parent-style-name="Standard" style:list-style-name="L3">
      <style:text-properties fo:font-weight="normal" officeooo:rsid="000e0e06" officeooo:paragraph-rsid="000e0e06" style:font-weight-asian="normal" style:font-weight-complex="normal"/>
    </style:style>
    <style:style style:name="P13" style:family="paragraph" style:parent-style-name="Standard">
      <style:text-properties fo:font-weight="normal" officeooo:rsid="000e0e06" officeooo:paragraph-rsid="000e0e06" style:font-weight-asian="normal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weight="bold" officeooo:rsid="0010cdbb" officeooo:paragraph-rsid="0010cdbb" style:font-weight-asian="bold" style:font-weight-complex="bold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fo:font-weight="bold" officeooo:rsid="000e0e06" officeooo:paragraph-rsid="000e0e06" style:font-weight-asian="bold" style:font-weight-complex="bold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fo:font-weight="normal" officeooo:rsid="000e0e06" officeooo:paragraph-rsid="000e0e06" style:font-weight-asian="normal" style:font-weight-complex="normal"/>
    </style:style>
    <style:style style:name="T1" style:family="text">
      <style:text-properties fo:font-weight="bold" officeooo:rsid="000e0e06" style:font-weight-asian="bold" style:font-weight-complex="bold"/>
    </style:style>
    <style:style style:name="T2" style:family="text">
      <style:text-properties fo:font-weight="bold" officeooo:rsid="000eed0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ed0f"/>
    </style:style>
    <style:style style:name="T5" style:family="text">
      <style:text-properties officeooo:rsid="0010cd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99236731" text:style-name="L1">
        <text:list-item>
          <text:p text:style-name="P10"><text:span text:style-name="T1">Forced Unwrapping -</text:span><text:span text:style-name="T2">UNSAFE</text:span></text:p>
        </text:list-item>
      </text:list>
      <text:p text:style-name="P1"/>
      <text:p text:style-name="P16">var x: String <text:s/>= x!</text:p>
      <text:p text:style-name="P1"/>
      <text:list xml:id="list3709527319" text:style-name="L2">
        <text:list-item>
          <text:p text:style-name="P11"><text:span text:style-name="T1">Implicitly Unwrapped – </text:span><text:span text:style-name="T2">VARIABLE DECLARATION IS UNSAFE IN MANY CASES</text:span></text:p>
        </text:list-item>
      </text:list>
      <text:p text:style-name="P1"/>
      <text:p text:style-name="P16">var x: a!</text:p>
      <text:p text:style-name="P15"/>
      <text:list xml:id="list635343247" text:style-name="L3">
        <text:list-item>
          <text:p text:style-name="P2">Optional binding -<text:span text:style-name="T4">SAFE</text:span></text:p>
          <text:p text:style-name="P2"><text:s/><text:span text:style-name="T3"><text:s/><text:tab/></text:span></text:p>
          <text:list>
            <text:list-item>
              <text:list>
                <text:list-header>
                  <text:p text:style-name="P12">lf let a=x {</text:p>
                </text:list-header>
              </text:list>
            </text:list-item>
          </text:list>
        </text:list-item>
      </text:list>
      <text:p text:style-name="P13"><text:tab/><text:tab/></text:p>
      <text:p text:style-name="P13"><text:tab/><text:tab/>print(“ x was successfully unwrapped and is = <text:s/>\(a)”)</text:p>
      <text:p text:style-name="P13"><text:tab/><text:tab/></text:p>
      <text:p text:style-name="P13"><text:tab/><text:tab/><text:span text:style-name="T4">}</text:span></text:p>
      <text:p text:style-name="P1"/>
      <text:list xml:id="list305593836" text:style-name="L5">
        <text:list-item>
          <text:p text:style-name="P3">Optional Chaining -<text:span text:style-name="T4">SAFE</text:span></text:p>
        </text:list-item>
      </text:list>
      <text:p text:style-name="P1"><text:tab/></text:p>
      <text:p text:style-name="P1"><text:tab/><text:tab/><text:span text:style-name="T3">let a= x?.count</text:span></text:p>
      <text:p text:style-name="P1"/>
      <text:list xml:id="list760751428" text:style-name="L6">
        <text:list-item>
          <text:p text:style-name="P4">Nil Coalescing operator - <text:s/>SAFE</text:p>
        </text:list-item>
      </text:list>
      <text:p text:style-name="P5"><text:tab/></text:p>
      <text:p text:style-name="P5"><text:tab/><text:tab/> let a = x ?? “”</text:p>
      <text:p text:style-name="P5"/>
      <text:list xml:id="list2650263451" text:style-name="L7">
        <text:list-item>
          <text:p text:style-name="P6">GUARD Statement – SAFE</text:p>
        </text:list-item>
      </text:list>
      <text:p text:style-name="P7"/>
      <text:p text:style-name="P7"><text:tab/><text:tab/>guard let a=x <text:s/><text:span text:style-name="T5">else {</text:span></text:p>
      <text:p text:style-name="P7"/>
      <text:p text:style-name="P7"><text:tab/><text:tab/><text:span text:style-name="T5">return</text:span></text:p>
      <text:p text:style-name="P7"><text:tab/><text:tab/><text:span text:style-name="T5">}</text:span></text:p>
      <text:list xml:id="list1723849523" text:style-name="L8">
        <text:list-item>
          <text:p text:style-name="P8">Option pattern – SAFE</text:p>
        </text:list-item>
      </text:list>
      <text:p text:style-name="P9"><text:tab/></text:p>
      <text:p text:style-name="P9"><text:tab/>if case let a? = x <text:s/>{</text:p>
      <text:p text:style-name="P9"><text:tab/></text:p>
      <text:p text:style-name="P9"><text:tab/>print(a)</text:p>
      <text:p text:style-name="P14"><text:s text:c="3"/></text:p>
      <text:p text:style-name="P14">}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2:17:16.242000000</meta:creation-date>
    <meta:generator>LibreOffice/6.2.1.2$Windows_X86_64 LibreOffice_project/7bcb35dc3024a62dea0caee87020152d1ee96e71</meta:generator>
    <dc:date>2019-11-12T14:12:30.613000000</dc:date>
    <meta:editing-duration>PT1H12M30S</meta:editing-duration>
    <meta:editing-cycles>1</meta:editing-cycles>
    <meta:document-statistic meta:table-count="0" meta:image-count="0" meta:object-count="0" meta:page-count="1" meta:paragraph-count="28" meta:word-count="85" meta:character-count="434" meta:non-whitespace-character-count="338"/>
  </office:meta>
</office:document-meta>
</file>